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5e16"/>
    </style:style>
    <style:style style:name="P2" style:family="paragraph" style:parent-style-name="Standard">
      <style:text-properties officeooo:rsid="00125e16" officeooo:paragraph-rsid="00125e16"/>
    </style:style>
    <style:style style:name="P3" style:family="paragraph" style:parent-style-name="Standard">
      <style:text-properties officeooo:paragraph-rsid="00125e16"/>
    </style:style>
    <style:style style:name="T1" style:family="text">
      <style:text-properties officeooo:rsid="00125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s</text:p>
      <text:p text:style-name="P2"/>
      <text:p text:style-name="P1"><text:a xlink:type="simple" xlink:href="http://www.w3schools.com/"><text:span text:style-name="T1">http://www.w3schools.com/</text:span></text:a><text:span text:style-name="T1"> </text:span></text:p>
      <text:p text:style-name="P1"><text:a xlink:type="simple" xlink:href="https://dev.twitter.com/docs/embedded-timelines"><text:span text:style-name="T1">https://dev.twitter.com/docs/embedded-timelines</text:span></text:a><text:span text:style-name="T1"> </text:span></text:p>
      <text:p text:style-name="P1"><text:a xlink:type="simple" xlink:href="http://www.feedroll.com/rssviewer/index.php"><text:span text:style-name="T1">http://www.feedroll.com/rssviewer/index.php</text:span></text:a><text:span text:style-name="T1"> </text:span></text:p>
      <text:p text:style-name="P1"><text:a xlink:type="simple" xlink:href="http://feeds.bbci.co.uk/news/rss.xml"><text:span text:style-name="T1">http://feeds.bbci.co.uk/news/rss.xml</text:span></text:a><text:span text:style-name="T1"> </text:span></text:p>
      <text:p text:style-name="P1"><text:a xlink:type="simple" xlink:href="http://rss.cnn.com/rss/edition.rss"><text:span text:style-name="T1">http://rss.cnn.com/rss/edition.rss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5:38:24.61</meta:creation-date>
    <dc:date>2013-12-05T04:19:15.38</dc:date>
    <meta:editing-duration>P0D</meta:editing-duration>
    <meta:editing-cycles>2</meta:editing-cycles>
    <meta:generator>LibreOffice/4.0.0.3$Windows_x86 LibreOffice_project/7545bee9c2a0782548772a21bc84a9dcc583b89</meta:generator>
    <meta:document-statistic meta:table-count="0" meta:image-count="0" meta:object-count="0" meta:page-count="1" meta:paragraph-count="6" meta:word-count="6" meta:character-count="200" meta:non-whitespace-character-count="195"/>
  </office:meta>
</office:document-meta>
</file>